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4165in" fo:margin-bottom="0.0972in" loext:contextual-spacing="false" fo:line-height="150%" fo:widows="1" fo:text-indent="0in" style:auto-text-indent="false"/>
      <style:text-properties fo:font-variant="normal" fo:text-transform="none" fo:color="#767676" style:font-name="Helvetica" fo:font-size="9pt" fo:letter-spacing="normal" fo:font-style="normal" fo:font-weight="normal" style:font-name-asian="Helvetica" style:font-size-asian="9.75pt" style:font-style-asian="normal" style:font-weight-asian="normal" style:font-name-complex="Helvetica" style:font-size-complex="9.75pt" style:font-style-complex="normal" style:font-weight-complex="normal" loext:padding="0in" loext:border="none"/>
    </style:style>
    <style:style style:name="P2" style:family="paragraph" style:parent-style-name="Text_20_body">
      <style:paragraph-properties fo:margin-left="0in" fo:margin-right="2.6043in" fo:margin-top="0in" fo:margin-bottom="0in" loext:contextual-spacing="false" fo:line-height="160%" fo:text-indent="0in" style:auto-text-indent="false"/>
      <style:text-properties fo:font-variant="normal" fo:text-transform="none" fo:color="#333333" style:font-name="Helvetica Neue" fo:font-size="12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2.6043in" fo:margin-top="0in" fo:margin-bottom="0.1665in" loext:contextual-spacing="false" fo:line-height="160%" fo:text-indent="0in" style:auto-text-indent="false"/>
      <style:text-properties style:font-name="Helvetica Neue" fo:font-size="12pt" loext:padding="0in" loext:border="none"/>
    </style:style>
    <style:style style:name="P4" style:family="paragraph" style:parent-style-name="Text_20_body">
      <style:paragraph-properties fo:margin-left="0in" fo:margin-right="2.6043in" fo:margin-top="0in" fo:margin-bottom="0.1665in" loext:contextual-spacing="false" fo:line-height="160%" fo:text-indent="0in" style:auto-text-indent="false"/>
      <style:text-properties fo:font-variant="normal" fo:text-transform="none" fo:color="#333333" style:font-name="Helvetica Neue" fo:font-size="12pt" fo:letter-spacing="normal" fo:font-style="normal" fo:font-weight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js-repo-pjax-container">
        <text:section text:style-name="Sect1" text:name="wiki-wrapper">
          <text:p text:style-name="Standard"/>
          <text:section text:style-name="Sect1" text:name="wiki-content">
            <text:p text:style-name="Standard"/>
            <text:section text:style-name="Sect1" text:name="wiki-body">
              <text:p text:style-name="P3">Welcome to the EMR wiki!</text:p>
              <text:p text:style-name="P4">EMR (ELASTIC MAP REDUCE) Streaming Hadoop Program</text:p>
              <text:p text:style-name="P4">1&gt; Sign in to AWS Console</text:p>
              <text:p text:style-name="P4">2&gt; Click on EMR on Analytics Section</text:p>
              <text:p text:style-name="P4">3&gt; Select Data Center</text:p>
              <text:p text:style-name="P4">3&gt; Click on Create Cluster</text:p>
              <text:p text:style-name="P4">4&gt; Give the Cluster Name Enable Logging and give S3 folder location for Logs</text:p>
              <text:p text:style-name="P4">5&gt; Click Step execution as Launch mode</text:p>
              <text:p text:style-name="P4">6&gt; Select Step Type as Streaming Program</text:p>
              <text:p text:style-name="P4">7&gt; Click on Configure</text:p>
              <text:p text:style-name="P4">Paste this as Mapper : s3://elasticmapreduce/samples/wordcount/wordSplitter.py</text:p>
              <text:p text:style-name="P4">reducer : aggregate</text:p>
              <text:p text:style-name="P4">Give Input S3 location (Location of dataset residing on S3)</text:p>
              <text:p text:style-name="P4">Give Output S3 location (Just give Bucket name and write name of output folder as hadoop will create output Folder. Note: if you select Folder <text:soft-page-break/>Cluster will terminate with error “Output folder already exists” )</text:p>
              <text:p text:style-name="P4">Select Terminate as Action on failure</text:p>
              <text:p text:style-name="P4">8&gt; Select Vendor in Software configuration option</text:p>
              <text:p text:style-name="P4">9&gt; Select Instance type and Number of instances in Hardware configuration</text:p>
              <text:p text:style-name="P2">10&gt; Click on Create Instance</text:p>
            </text:section>
          </text:section>
        </text:section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3:48:38.921365753</meta:creation-date>
    <dc:date>2016-05-21T13:48:56.707051926</dc:date>
    <meta:editing-duration>PT18S</meta:editing-duration>
    <meta:editing-cycles>1</meta:editing-cycles>
    <meta:document-statistic meta:table-count="0" meta:image-count="0" meta:object-count="0" meta:page-count="2" meta:paragraph-count="18" meta:word-count="149" meta:character-count="908" meta:non-whitespace-character-count="777"/>
    <meta:generator>LibreOffice/5.1.2.2$Linux_X86_64 LibreOffice_project/10m0$Build-2</meta:generator>
  </office:meta>
</office:document-meta>
</file>